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1" svg:font-family="'Latin Modern Sans'" style:font-family-generic="swiss" style:font-pitch="variable"/>
    <style:font-face style:name="Latin Modern Sans" svg:font-family="'Latin Modern Sans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8d1d75" draw:marker-start-width="0.438cm" draw:marker-end-width="0.438cm" draw:fill="hatch" draw:fill-color="#ffffff" draw:fill-hatch-name="Hatching_20_2" draw:fill-hatch-solid="false" draw:textarea-horizontal-align="justify" draw:textarea-vertical-align="top" draw:auto-grow-height="false" fo:min-height="2.792cm" fo:min-width="6.442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59cm" svg:stroke-color="#999999" draw:marker-start-width="0.438cm" draw:marker-end-width="0.438cm" draw:fill="hatch" draw:fill-color="#ffffff" draw:fill-hatch-name="Hatching_20_2" draw:fill-hatch-solid="false" draw:textarea-horizontal-align="left" draw:textarea-vertical-align="top" draw:auto-grow-height="false" fo:min-height="8.394cm" fo:min-width="5.742cm" fo:padding-top="0.204cm" fo:padding-bottom="0.204cm" fo:padding-left="0.329cm" fo:padding-right="0.329cm" text:animation-delay="P0D"/>
      <style:paragraph-properties style:writing-mode="lr-tb"/>
    </style:style>
    <style:style style:name="gr3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2.71cm" fo:min-width="7.9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2.91cm" fo:min-width="9.259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svg:stroke-width="0.159cm" svg:stroke-color="#3faf46" draw:marker-start-width="0.438cm" draw:marker-end-width="0.438cm" draw:fill="hatch" draw:fill-color="#ffffff" draw:fill-hatch-name="Hatching_20_2" draw:fill-hatch-solid="false" draw:opacity="100%" draw:textarea-horizontal-align="justify" draw:textarea-vertical-align="top" draw:auto-grow-height="false" fo:min-height="2.792cm" fo:min-width="7.74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draw:stroke="solid" draw:stroke-dash="dotted2" svg:stroke-width="0.05cm" svg:stroke-color="#000000" draw:marker-start-width="0.28cm" draw:marker-end="Arrow" draw:marker-end-width="0.3cm" svg:stroke-linecap="round" draw:fill-color="#ffffff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dott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 draw:start-line-spacing-vertical="0.1cm"/>
    </style:style>
    <style:style style:name="gr9" style:family="graphic" style:parent-style-name="objectwithoutfill">
      <style:graphic-properties draw:stroke="solid" draw:stroke-dash="dash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10" style:family="graphic" style:parent-style-name="objectwithoutfill" style:list-style-name="L1">
      <style:graphic-properties draw:stroke="solid" draw:stroke-dash="dash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4.097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4.2cm"/>
      <style:paragraph-properties style:writing-mode="lr-tb"/>
    </style:style>
    <style:style style:name="gr13" style:family="graphic" style:parent-style-name="objectwithoutfill">
      <style:graphic-properties draw:stroke="solid" draw:stroke-dash="dashed2" svg:stroke-width="0.05cm" svg:stroke-color="#000000" draw:marker-start-width="0.28cm" draw:marker-end="Arrow" draw:marker-end-width="0.3cm" svg:stroke-linecap="round" draw:fill="solid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00" draw:marker-start-width="0.28cm" draw:marker-end="Arrow" draw:marker-end-width="0.3cm" svg:stroke-linecap="round" draw:fill="solid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7.5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5.9cm"/>
      <style:paragraph-properties style:writing-mode="lr-tb"/>
    </style:style>
    <style:style style:name="gr17" style:family="graphic" style:parent-style-name="standard">
      <style:graphic-properties svg:stroke-width="0.159cm" svg:stroke-color="#3faf46" draw:marker-start-width="0.438cm" draw:marker-end-width="0.438cm" draw:fill="hatch" draw:fill-color="#ffffff" draw:fill-hatch-name="Hatching_20_2" draw:fill-hatch-solid="false" draw:opacity="100%" draw:textarea-horizontal-align="justify" draw:textarea-vertical-align="top" draw:auto-grow-height="false" fo:min-height="2.792cm" fo:min-width="6.542cm" fo:padding-top="0.204cm" fo:padding-bottom="0.204cm" fo:padding-left="0.329cm" fo:padding-right="0.329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301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5.999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8cm"/>
      <style:paragraph-properties style:writing-mode="lr-tb"/>
    </style:style>
    <style:style style:name="gr21" style:family="graphic" style:parent-style-name="standard">
      <style:graphic-properties svg:stroke-width="0.159cm" svg:stroke-color="#3faf46" draw:marker-start-width="0.438cm" draw:marker-end-width="0.438cm" draw:fill="hatch" draw:fill-color="#ffffff" draw:fill-hatch-name="Hatching_20_2" draw:fill-hatch-solid="false" draw:opacity="100%" draw:textarea-horizontal-align="justify" draw:textarea-vertical-align="top" draw:auto-grow-height="false" fo:min-height="2.844cm" fo:min-width="6.592cm" fo:padding-top="0.204cm" fo:padding-bottom="0.204cm" fo:padding-left="0.329cm" fo:padding-right="0.329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5.002cm"/>
      <style:paragraph-properties style:writing-mode="lr-tb"/>
    </style:style>
    <style:style style:name="gr23" style:family="graphic" style:parent-style-name="objectwithoutfill">
      <style:graphic-properties draw:stroke="solid" draw:stroke-dash="dott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159cm" svg:stroke-color="#3faf46" draw:marker-start-width="0.438cm" draw:marker-end-width="0.438cm" draw:fill="hatch" draw:fill-color="#ffffff" draw:fill-hatch-name="Hatching_20_2" draw:fill-hatch-solid="false" draw:opacity="100%" draw:textarea-horizontal-align="justify" draw:textarea-vertical-align="top" draw:auto-grow-height="false" fo:min-height="0.192cm" fo:min-width="0.142cm" fo:padding-top="0.204cm" fo:padding-bottom="0.204cm" fo:padding-left="0.329cm" fo:padding-right="0.329cm"/>
      <style:paragraph-properties style:writing-mode="lr-tb"/>
    </style:style>
    <style:style style:name="gr25" style:family="graphic" style:parent-style-name="standard">
      <style:graphic-properties svg:stroke-width="0.159cm" svg:stroke-color="#8d1d75" draw:marker-start-width="0.438cm" draw:marker-end-width="0.438cm" draw:fill="hatch" draw:fill-color="#ffffff" draw:fill-hatch-name="Hatching_20_2" draw:fill-hatch-solid="false" draw:textarea-horizontal-align="justify" draw:textarea-vertical-align="top" draw:auto-grow-height="false" fo:min-height="0.192cm" fo:min-width="0.142cm" fo:padding-top="0.204cm" fo:padding-bottom="0.204cm" fo:padding-left="0.329cm" fo:padding-right="0.3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style:font-name="Latin Modern Sans" fo:font-size="13pt" fo:background-color="transparent" style:font-size-asian="13pt" style:font-size-complex="13pt"/>
    </style:style>
    <style:style style:name="P2" style:family="paragraph">
      <loext:graphic-properties draw:fill="hatch" draw:fill-color="#ffffff" draw:fill-hatch-name="Hatching_20_2" draw:fill-hatch-solid="false"/>
      <style:paragraph-properties fo:text-align="start" style:writing-mode="lr-tb"/>
      <style:text-properties style:font-name="Latin Modern Sans" fo:font-size="13pt" fo:background-color="transparent" style:font-size-asian="13pt" style:font-size-complex="13pt"/>
    </style:style>
    <style:style style:name="P3" style:family="paragraph">
      <style:paragraph-properties fo:text-align="center" style:writing-mode="lr-tb"/>
      <style:text-properties style:font-name="Latin Modern Sans" fo:font-size="13pt" fo:background-color="transparent" style:font-size-asian="13pt" style:font-size-complex="13pt"/>
    </style:style>
    <style:style style:name="P4" style:family="paragraph">
      <loext:graphic-properties draw:fill="hatch" draw:fill-color="#ffffff" draw:fill-hatch-name="Hatching_20_2" draw:fill-hatch-solid="false"/>
      <style:paragraph-properties fo:text-align="center" style:writing-mode="lr-tb"/>
      <style:text-properties style:font-name="Latin Modern Sans" fo:font-size="13pt" fo:background-color="transparent" style:font-size-asian="13pt" style:font-size-complex="13pt"/>
    </style:style>
    <style:style style:name="P5" style:family="paragraph">
      <style:paragraph-properties fo:text-align="start" style:writing-mode="lr-tb"/>
      <style:text-properties style:font-name="Latin Modern Sans" fo:font-size="11pt" fo:background-color="transparent" style:font-size-asian="11pt" style:font-size-complex="11pt"/>
    </style:style>
    <style:style style:name="P6" style:family="paragraph">
      <loext:graphic-properties draw:fill="hatch" draw:fill-color="#ffffff" draw:fill-hatch-name="Hatching_20_2" draw:fill-hatch-solid="false"/>
      <style:paragraph-properties fo:text-align="start" style:writing-mode="lr-tb"/>
      <style:text-properties style:font-name="Latin Modern Sans" fo:font-size="11pt" fo:background-color="transparent" style:font-size-asian="11pt" style:font-size-complex="11pt"/>
    </style:style>
    <style:style style:name="P7" style:family="paragraph">
      <loext:graphic-properties draw:fill="hatch" draw:fill-color="#ffffff" draw:fill-hatch-name="Hatching_20_2" draw:fill-hatch-solid="false" draw:opacity="100%"/>
      <style:paragraph-properties fo:text-align="start" style:writing-mode="lr-tb"/>
      <style:text-properties style:font-name="Latin Modern Sans" fo:font-size="13pt" fo:background-color="transparent" style:font-size-asian="13pt" style:font-size-complex="13pt"/>
    </style:style>
    <style:style style:name="P8" style:family="paragraph">
      <loext:graphic-properties draw:fill-color="#ffffff"/>
      <style:paragraph-properties fo:text-align="center" style:writing-mode="lr-tb"/>
      <style:text-properties style:font-name="Latin Modern Sans" fo:font-size="11pt" fo:background-color="transparent" style:font-size-asian="11pt" style:font-size-complex="11pt"/>
    </style:style>
    <style:style style:name="P9" style:family="paragraph">
      <loext:graphic-properties draw:fill="solid" draw:fill-color="#ffffff"/>
      <style:paragraph-properties fo:text-align="center"/>
      <style:text-properties style:font-name="Latin Modern Sans" fo:font-size="13pt" fo:background-color="transparent" style:font-size-asian="13pt" style:font-size-complex="13pt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Latin Modern Sans" fo:background-color="transparent"/>
    </style:style>
    <style:style style:name="P11" style:family="paragraph">
      <loext:graphic-properties draw:fill="solid" draw:fill-color="#ffffff"/>
      <style:paragraph-properties fo:text-align="center"/>
      <style:text-properties style:font-name="Latin Modern Sans" fo:background-color="transparen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 style:writing-mode="lr-tb"/>
      <style:text-properties style:font-name="Latin Modern Sans" fo:font-size="18pt" fo:background-color="transparent"/>
    </style:style>
    <style:style style:name="P14" style:family="paragraph">
      <loext:graphic-properties draw:fill="solid" draw:fill-color="#ffffff"/>
      <style:paragraph-properties fo:text-align="center" style:writing-mode="lr-tb"/>
      <style:text-properties style:font-name="Latin Modern Sans" fo:font-size="18pt" fo:background-color="transparent"/>
    </style:style>
    <style:style style:name="P15" style:family="paragraph">
      <loext:graphic-properties draw:fill="solid"/>
      <style:paragraph-properties fo:text-align="center"/>
      <style:text-properties style:font-name="Latin Modern Sans" fo:background-color="transparent"/>
    </style:style>
    <style:style style:name="P16" style:family="paragraph">
      <loext:graphic-properties draw:fill="hatch" draw:fill-color="#ffffff" draw:fill-hatch-name="Hatching_20_2" draw:fill-hatch-solid="false" draw:opacity="100%"/>
      <style:paragraph-properties fo:text-align="start" style:writing-mode="lr-tb"/>
      <style:text-properties style:font-name="Latin Modern Sans" fo:font-size="11pt" fo:background-color="transparent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Sans" fo:font-size="13pt" fo:background-color="transparent" style:font-size-asian="13pt" style:font-size-complex="13pt"/>
    </style:style>
    <style:style style:name="T2" style:family="text">
      <style:text-properties style:font-name="Latin Modern Sans" fo:font-size="11pt" fo:background-color="transparent" style:font-size-asian="11pt" style:font-size-complex="11pt"/>
    </style:style>
    <style:style style:name="T3" style:family="text">
      <style:text-properties style:font-name="Latin Modern Sans" fo:font-size="18pt" fo:background-color="transparen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1cm" svg:height="3.2cm" svg:x="11.523cm" svg:y="15.198cm">
          <text:p text:style-name="P1"><text:span text:style-name="T1">klangbecken.li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9" draw:id="id9" draw:layer="layout" svg:width="6.4cm" svg:height="8.802cm" svg:x="22.2cm" svg:y="4.798cm">
          <text:p text:style-name="P3"><text:span text:style-name="T1">Data dire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8.5cm" svg:height="3cm" svg:x="20.9cm" svg:y="17.7cm">
          <text:p text:style-name="P5"><text:span text:style-name="T2">https://github.com/radiorabe/virtual-saemu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9.799cm" svg:height="3.2cm" svg:x="9.698cm" svg:y="0.3cm">
          <text:p text:style-name="P1"><text:span text:style-name="T1">https://github.com/radiorabe/klangbecken-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8.4cm" svg:height="3.2cm" svg:x="0.397cm" svg:y="6.049cm">
          <text:p text:style-name="P1"><text:span text:style-name="T1">klangbecken/api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21.901cm" svg:y1="19.5cm" svg:x2="15.073cm" svg:y2="17.7cm" draw:start-shape="id1" draw:start-glue-point="3" draw:end-shape="id2" draw:end-glue-point="2" svg:d="M21901 19500h-6828v-1800" svg:viewBox="0 0 6829 1801">
          <text:p/>
        </draw:connector>
        <draw:connector draw:style-name="gr7" draw:text-style-name="P9" draw:layer="layout" svg:x1="17.824cm" svg:y1="7.898cm" svg:x2="23.1cm" svg:y2="6.398cm" draw:start-shape="id3" draw:start-glue-point="1" draw:end-shape="id4" svg:d="M17824 7898h2638v-1500h2638" svg:viewBox="0 0 5277 1501">
          <text:p/>
        </draw:connector>
        <draw:connector draw:style-name="gr8" draw:text-style-name="P10" draw:layer="layout" draw:line-skew="-0.748cm" svg:x1="14.598cm" svg:y1="2.9cm" svg:x2="4.598cm" svg:y2="7.198cm" draw:start-shape="id5" draw:start-glue-point="2" draw:end-shape="id6" svg:d="M14598 2900v1201h-10000v3097" svg:viewBox="0 0 10001 4299">
          <text:p/>
        </draw:connector>
        <draw:connector draw:style-name="gr9" draw:text-style-name="P11" draw:layer="layout" draw:line-skew="1.102cm" svg:x1="17.723cm" svg:y1="17cm" svg:x2="27.8cm" svg:y2="9.498cm" draw:start-shape="id2" draw:start-glue-point="1" draw:end-shape="id7" draw:end-glue-point="1" svg:d="M17723 17000h11680v-7502h-1603" svg:viewBox="0 0 11681 7503">
          <text:p/>
        </draw:connector>
        <draw:connector draw:style-name="gr10" draw:text-style-name="P12" draw:layer="layout" svg:x1="14.597cm" svg:y1="3.5cm" svg:x2="25.4cm" svg:y2="4.798cm" draw:start-shape="id8" draw:end-shape="id9" draw:end-glue-point="0" svg:d="M14597 3500v619h10803v679" svg:viewBox="0 0 10804 1299">
          <text:p/>
        </draw:connector>
        <draw:custom-shape draw:style-name="gr11" draw:text-style-name="P14" xml:id="id13" draw:id="id13" draw:layer="layout" svg:width="4.597cm" svg:height="1.001cm" svg:x="23.151cm" svg:y="11.799cm">
          <text:p text:style-name="P13"><text:span text:style-name="T3">Log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" draw:id="id4" draw:layer="layout" svg:width="4.7cm" svg:height="1.001cm" svg:x="23.1cm" svg:y="5.898cm">
          <text:p text:style-name="P13"><text:span text:style-name="T3">Metadata Cach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7" draw:id="id7" draw:layer="layout" svg:width="4.7cm" svg:height="1.001cm" svg:x="23.1cm" svg:y="8.998cm">
          <text:p text:style-name="P13"><text:span text:style-name="T3">Audio Fil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0" draw:id="id10" draw:layer="layout" svg:width="4.7cm" svg:height="1.001cm" svg:x="23.1cm" svg:y="7.397cm">
          <text:p text:style-name="P13"><text:span text:style-name="T3">Playlist Files</text:span></text:p>
          <draw:enhanced-geometry svg:viewBox="0 0 21600 21600" draw:type="rectangle" draw:enhanced-path="M 0 0 L 21600 0 21600 21600 0 21600 0 0 Z N"/>
        </draw:custom-shape>
        <draw:connector draw:style-name="gr13" draw:text-style-name="P15" draw:layer="layout" draw:line-skew="1.102cm" svg:x1="17.723cm" svg:y1="17cm" svg:x2="27.8cm" svg:y2="7.897cm" draw:start-shape="id2" draw:start-glue-point="1" draw:end-shape="id10" draw:end-glue-point="1" svg:d="M17723 17000h11680v-9103h-1603" svg:viewBox="0 0 11681 9104">
          <text:p/>
        </draw:connector>
        <draw:connector draw:style-name="gr14" draw:text-style-name="P15" draw:layer="layout" svg:x1="17.824cm" svg:y1="7.898cm" svg:x2="23.1cm" svg:y2="7.897cm" draw:start-shape="id3" draw:start-glue-point="1" draw:end-shape="id10" draw:end-glue-point="3" svg:d="M17824 7898h2638v-1h2638" svg:viewBox="0 0 5277 2">
          <text:p/>
        </draw:connector>
        <draw:custom-shape draw:style-name="gr15" draw:text-style-name="P14" xml:id="id5" draw:id="id5" draw:layer="layout" svg:width="8cm" svg:height="1.4cm" svg:x="10.598cm" svg:y="1.5cm">
          <text:p text:style-name="P13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6" draw:id="id6" draw:layer="layout" svg:width="6.4cm" svg:height="1.4cm" svg:x="1.398cm" svg:y="7.198cm">
          <text:p text:style-name="P13"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7.2cm" svg:height="3.2cm" svg:x="11.473cm" svg:y="10.5cm">
          <text:p text:style-name="P1"><text:span text:style-name="T1">klangbecken/cli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xml:id="id12" draw:id="id12" draw:layer="layout" svg:width="4.801cm" svg:height="1.4cm" svg:x="12.673cm" svg:y="11.6cm">
          <text:p text:style-name="P13"><text:span text:style-name="T3">Play Logg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" draw:id="id1" draw:layer="layout" svg:width="6.499cm" svg:height="1.4cm" svg:x="21.901cm" svg:y="18.8cm">
          <text:p text:style-name="P13"><text:span text:style-name="T3">Virtual Sämu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xml:id="id2" draw:id="id2" draw:layer="layout" svg:width="5.3cm" svg:height="1.4cm" svg:x="12.423cm" svg:y="16.3cm">
          <text:p text:style-name="P13"><text:span text:style-name="T3">Liquidsoap Player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8.4cm" svg:height="3.2cm" svg:x="0.397cm" svg:y="10.5cm">
          <text:p text:style-name="P5"><text:span text:style-name="T2">klangbecken/play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xml:id="id11" draw:id="id11" draw:layer="layout" svg:width="6.4cm" svg:height="1.4cm" svg:x="1.397cm" svg:y="11.6cm">
          <text:p text:style-name="P13"><text:span text:style-name="T3">Liquidsoa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7.198cm" svg:height="3.2cm" svg:x="11.474cm" svg:y="6.049cm">
          <text:p text:style-name="P1"><text:span text:style-name="T1">klangbecken/playlis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xml:id="id3" draw:id="id3" draw:layer="layout" svg:width="5.502cm" svg:height="1.4cm" svg:x="12.322cm" svg:y="7.198cm">
          <text:p text:style-name="P13"><text:span text:style-name="T3">Playlist Processors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svg:x1="7.798cm" svg:y1="7.898cm" svg:x2="12.322cm" svg:y2="7.898cm" draw:start-shape="id6" draw:start-glue-point="1" draw:end-shape="id3" draw:end-glue-point="3" svg:d="M7798 7898h4524" svg:viewBox="0 0 4525 1">
          <text:p/>
        </draw:connector>
        <draw:connector draw:style-name="gr14" draw:text-style-name="P15" draw:layer="layout" svg:x1="4.598cm" svg:y1="8.598cm" svg:x2="4.597cm" svg:y2="11.6cm" draw:start-shape="id6" draw:start-glue-point="2" draw:end-shape="id11" draw:end-glue-point="0" svg:d="M4598 8598v1501h-1v1501" svg:viewBox="0 0 2 3003">
          <text:p/>
        </draw:connector>
        <draw:connector draw:style-name="gr14" draw:text-style-name="P15" draw:layer="layout" svg:x1="4.597cm" svg:y1="13cm" svg:x2="12.423cm" svg:y2="17cm" draw:start-shape="id11" draw:start-glue-point="2" draw:end-shape="id2" draw:end-glue-point="3" svg:d="M4597 13000v4000h7826" svg:viewBox="0 0 7827 4001">
          <text:p/>
        </draw:connector>
        <draw:connector draw:style-name="gr23" draw:text-style-name="P11" draw:layer="layout" svg:x1="15.073cm" svg:y1="16.3cm" svg:x2="15.073cm" svg:y2="13cm" draw:start-shape="id2" draw:start-glue-point="0" draw:end-shape="id12" draw:end-glue-point="2" svg:d="M15073 16300v-3300" svg:viewBox="0 0 1 3301">
          <text:p/>
        </draw:connector>
        <draw:connector draw:style-name="gr14" draw:text-style-name="P15" draw:layer="layout" svg:x1="17.824cm" svg:y1="7.898cm" svg:x2="23.1cm" svg:y2="9.498cm" draw:start-shape="id3" draw:start-glue-point="1" draw:end-shape="id7" draw:end-glue-point="3" svg:d="M17824 7898h2638v1600h2638" svg:viewBox="0 0 5277 1601">
          <text:p/>
        </draw:connector>
        <draw:connector draw:style-name="gr7" draw:text-style-name="P11" draw:layer="layout" svg:x1="17.474cm" svg:y1="12.3cm" svg:x2="23.151cm" svg:y2="12.299cm" draw:start-shape="id12" draw:start-glue-point="1" draw:end-shape="id13" draw:end-glue-point="3" svg:d="M17474 12300h2838v-1h2839" svg:viewBox="0 0 5678 2">
          <text:p/>
        </draw:connector>
        <draw:custom-shape draw:style-name="gr24" draw:text-style-name="P7" draw:layer="layout" svg:width="0.8cm" svg:height="0.6cm" svg:x="25.5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0.8cm" svg:height="0.6cm" svg:x="25.5cm" svg:y="1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7" draw:layer="layout" svg:width="3.6cm" svg:height="0.683cm" svg:x="26.3cm" svg:y="0.3cm">
          <draw:text-box>
            <text:p><text:span text:style-name="T4">Pyth</text:span><text:span text:style-name="T4">on </text:span><text:span text:style-name="T4">pac</text:span><text:span text:style-name="T4">kag</text:span><text:span text:style-name="T4">e</text:span></text:p>
          </draw:text-box>
        </draw:frame>
        <draw:frame draw:style-name="gr26" draw:text-style-name="P17" draw:layer="layout" svg:width="3.9cm" svg:height="0.683cm" svg:x="26.3cm" svg:y="1.3cm">
          <draw:text-box>
            <text:p><text:span text:style-name="T4">Liquidsoap script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1" svg:font-family="'Latin Modern Sans'" style:font-family-generic="swiss" style:font-pitch="variable"/>
    <style:font-face style:name="Latin Modern Sans" svg:font-family="'Latin Modern Sans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2" draw:display-name="Hatching 2" draw:style="double" draw:color="#cccccc" draw:distance="0.28cm" draw:rotation="900"/>
    <draw:marker draw:name="Arrow" svg:viewBox="0 0 20 30" svg:d="M10 0l-10 30h20z"/>
    <draw:stroke-dash draw:name="dashed2" draw:style="rect" draw:dots1="1" draw:dots1-length="350%" draw:distance="300%"/>
    <draw:stroke-dash draw:name="dotted2" draw:style="rect" draw:dots1="1" draw:dots2="1" draw:distance="14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4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1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7cm" svg:x="10.15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2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1-09T18:37:19.917634150</meta:creation-date>
    <dc:date>2021-01-11T13:23:27.781468688</dc:date>
    <meta:editing-duration>PT1H46M50S</meta:editing-duration>
    <meta:editing-cycles>29</meta:editing-cycles>
    <meta:generator>LibreOffice/7.0.4.2$Linux_X86_64 LibreOffice_project/00$Build-2</meta:generator>
    <meta:document-statistic meta:object-count="59"/>
  </office:meta>
</office:document-meta>
</file>